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34in" fo:margin-left="0.49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3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5in" table:align="left"/>
    </style:style>
    <style:style style:name="Table2.A" style:family="table-column">
      <style:table-column-properties style:column-width="1.1472in"/>
    </style:style>
    <style:style style:name="Table2.B" style:family="table-column">
      <style:table-column-properties style:column-width="0.7938in"/>
    </style:style>
    <style:style style:name="Table2.C" style:family="table-column">
      <style:table-column-properties style:column-width="0.8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0861in"/>
    </style:style>
    <style:style style:name="Table3.B" style:family="table-column">
      <style:table-column-properties style:column-width="6.838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4951in" table:align="left"/>
    </style:style>
    <style:style style:name="Table4.A" style:family="table-column">
      <style:table-column-properties style:column-width="2.7882in"/>
    </style:style>
    <style:style style:name="Table4.B" style:family="table-column">
      <style:table-column-properties style:column-width="1.2778in"/>
    </style:style>
    <style:style style:name="Table4.C" style:family="table-column">
      <style:table-column-properties style:column-width="2.429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097in" table:align="left"/>
    </style:style>
    <style:style style:name="Table5.A" style:family="table-column">
      <style:table-column-properties style:column-width="0.0861in"/>
    </style:style>
    <style:style style:name="Table5.B" style:family="table-column">
      <style:table-column-properties style:column-width="5.02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7257in" table:align="left"/>
    </style:style>
    <style:style style:name="Table6.A" style:family="table-column">
      <style:table-column-properties style:column-width="0.0861in"/>
    </style:style>
    <style:style style:name="Table6.B" style:family="table-column">
      <style:table-column-properties style:column-width="5.639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434in" fo:margin-left="0.491in" table:align="left"/>
    </style:style>
    <style:style style:name="Table7.A" style:family="table-column">
      <style:table-column-properties style:column-width="0.0861in"/>
    </style:style>
    <style:style style:name="Table7.B" style:family="table-column">
      <style:table-column-properties style:column-width="6.347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434in" fo:margin-left="0.491in" table:align="left"/>
    </style:style>
    <style:style style:name="Table8.A" style:family="table-column">
      <style:table-column-properties style:column-width="0.0861in"/>
    </style:style>
    <style:style style:name="Table8.B" style:family="table-column">
      <style:table-column-properties style:column-width="6.347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0.0861in"/>
    </style:style>
    <style:style style:name="Table9.B" style:family="table-column">
      <style:table-column-properties style:column-width="6.838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6451in" fo:margin-left="0.491in" table:align="left"/>
    </style:style>
    <style:style style:name="Table10.A" style:family="table-column">
      <style:table-column-properties style:column-width="0.0861in"/>
    </style:style>
    <style:style style:name="Table10.B" style:family="table-column">
      <style:table-column-properties style:column-width="3.559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in" fo:margin-bottom="0.1965in" loext:contextual-spacing="fals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3">
      <style:paragraph-properties fo:margin-top="0in" fo:margin-bottom="0.1965in" loext:contextual-spacing="false"/>
    </style:style>
    <style:style style:name="P9" style:family="paragraph" style:parent-style-name="Preformatted_20_Text" style:list-style-name="L4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_about_ansible_foundations_lab"/>About Ansible Foundations Lab</text:h>
      <text:section text:style-name="Sect1" text:name="content">
        <text:h text:style-name="Heading_20_2" text:outline-level="2"><text:bookmark text:name="_set_up_lab_environment"/>1. Set Up Lab Environment</text:h>
        <text:h text:style-name="Heading_20_3" text:outline-level="3"><text:bookmark text:name="_provision_lab_environment"/>1.1. Provision Lab Environment</text:h>
        <text:p text:style-name="Text_20_body">Before you can run these labs, you need to provision the lab environment.</text:p>
        <text:list xml:id="list7594843961305786759" text:style-name="L1">
          <text:list-item>
            <text:p text:style-name="P1">Access the <text:a xlink:type="simple" xlink:href="https://labs.opentlc.com/" office:target-frame-name="_blank" xlink:show="new" text:style-name="Internet_20_link" text:visited-style-name="Visited_20_Internet_20_Link">OPENTLC lab portal</text:a>, which is built on top of Red Hat CloudForms.</text:p>
          </text:list-item>
          <text:list-item>
            <text:p text:style-name="P1">Use your credentials to log in.</text:p>
          </text:list-item>
        </text:list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If you do not remember your username or password, <text:a xlink:type="simple" xlink:href="https://www.opentlc.com/account" office:target-frame-name="_blank" xlink:show="new" text:style-name="Internet_20_link" text:visited-style-name="Visited_20_Internet_20_Link">reset your credentials or obtain a username reminder</text:a>.</text:p>
            </table:table-cell>
          </table:table-row>
        </table:table>
        <text:list xml:id="list151341320173574" text:continue-numbering="true" text:style-name="L1">
          <text:list-item>
            <text:p text:style-name="P1">After you log in, navigate to <text:span text:style-name="Strong_20_Emphasis">Services → Catalogs → All Services → OPENTLC Cloud Infrastructure Labs</text:span>.</text:p>
          </text:list-item>
          <text:list-item>
            <text:p text:style-name="P1">On the left side of the screen, locate <text:span text:style-name="Strong_20_Emphasis">Ansible Foundations Lab</text:span> and click <text:span text:style-name="Strong_20_Emphasis">Order</text:span>, which appears on the right.</text:p>
          </text:list-item>
          <text:list-item>
            <text:p text:style-name="P1">On the next screen, on the lower right side, click <text:span text:style-name="Strong_20_Emphasis">Submit</text:span> to order your Ansible Foundations environment.</text:p>
          </text:list-item>
          <text:list-item>
            <text:p text:style-name="P1">Check your email for a message from Red Hat describing how to connect to the environment.</text:p>
          </text:list-item>
          <text:list-item>
            <text:p text:style-name="P1">Wait about 20 minutes to allow the environment to build.</text:p>
          </text:list-item>
        </text:list>
        <text:h text:style-name="Heading_20_3" text:outline-level="3"><text:bookmark text:name="_review_lab_environment"/>1.2. Review Lab Environment</text:h>
        <text:p text:style-name="Text_20_body">In this course, the main computer system used for hands-on learning activities is <text:span text:style-name="Source_20_Text">workstation</text:span>. You also use three other machines for these activities: <text:span text:style-name="Source_20_Text">servera</text:span>, <text:span text:style-name="Source_20_Text">serverb</text:span>, and <text:span text:style-name="Source_20_Text">tower</text:span>. All four of these systems are in the <text:span text:style-name="Source_20_Text">example.com</text:span> DNS domain.</text:p>
        <text:p text:style-name="Text_20_body">You use the following credentials in the lab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Account</text:p>
              </table:table-cell>
              <table:table-cell table:style-name="Table2.A1" office:value-type="string">
                <text:p text:style-name="Table_20_Heading">Username</text:p>
              </table:table-cell>
              <table:table-cell table:style-name="Table2.A1" office:value-type="string">
                <text:p text:style-name="Table_20_Heading">Password</text:p>
              </table:table-cell>
            </table:table-row>
          </table:table-header-rows>
          <table:table-row>
            <table:table-cell table:style-name="Table2.A1" office:value-type="string">
              <text:p text:style-name="P6">Student account</text:p>
            </table:table-cell>
            <table:table-cell table:style-name="Table2.A1" office:value-type="string">
              <text:p text:style-name="P6"><text:span text:style-name="Source_20_Text">student</text:span></text:p>
            </table:table-cell>
            <table:table-cell table:style-name="Table2.A1" office:value-type="string">
              <text:p text:style-name="P6"><text:span text:style-name="Source_20_Text">student</text:span></text:p>
            </table:table-cell>
          </table:table-row>
          <table:table-row>
            <table:table-cell table:style-name="Table2.A1" office:value-type="string">
              <text:p text:style-name="P6">Root account</text:p>
            </table:table-cell>
            <table:table-cell table:style-name="Table2.A1" office:value-type="string">
              <text:p text:style-name="P6"><text:span text:style-name="Source_20_Text">root</text:span></text:p>
            </table:table-cell>
            <table:table-cell table:style-name="Table2.A1" office:value-type="string">
              <text:p text:style-name="P6"><text:span text:style-name="Source_20_Text">redhat</text:span>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"/>
            </table:table-cell>
            <table:table-cell table:style-name="Table3.A1" office:value-type="string">
              <text:p text:style-name="Table_20_Contents">You can only log in to the <text:span text:style-name="Source_20_Text">workstation</text:span> system from outside the lab environment with SSH. You cannot log in directly as <text:span text:style-name="Source_20_Text">student</text:span> or <text:span text:style-name="Source_20_Text">root</text:span>. You must use your OPENTLC SSO username and SSH key.</text:p>
            </table:table-cell>
          </table:table-row>
        </table:table>
        <text:p text:style-name="Text_20_body">You use the following machines in the labs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ext:soft-page-break/>
            <table:table-row>
              <table:table-cell table:style-name="Table4.A1" office:value-type="string">
                <text:p text:style-name="Table_20_Heading">Classroom Machines</text:p>
              </table:table-cell>
              <table:table-cell table:style-name="Table4.A1" office:value-type="string">
                <text:p text:style-name="Table_20_Heading">IP Addresses</text:p>
              </table:table-cell>
              <table:table-cell table:style-name="Table4.A1" office:value-type="string">
                <text:p text:style-name="Table_20_Heading">Purpose</text:p>
              </table:table-cell>
            </table:table-row>
          </table:table-header-rows>
          <table:table-row>
            <table:table-cell table:style-name="Table4.A1" office:value-type="string">
              <text:p text:style-name="P6"><text:span text:style-name="Source_20_Text">workstation.lab.example.com</text:span></text:p>
            </table:table-cell>
            <table:table-cell table:style-name="Table4.A1" office:value-type="string">
              <text:p text:style-name="P6"><text:span text:style-name="Source_20_Text">192.168.1.1</text:span></text:p>
            </table:table-cell>
            <table:table-cell table:style-name="Table4.A1" office:value-type="string">
              <text:p text:style-name="P6">Workstation used as a control node</text:p>
            </table:table-cell>
          </table:table-row>
          <table:table-row>
            <table:table-cell table:style-name="Table4.A1" office:value-type="string">
              <text:p text:style-name="P6"><text:span text:style-name="Source_20_Text">tower.lab.example.com</text:span></text:p>
            </table:table-cell>
            <table:table-cell table:style-name="Table4.A1" office:value-type="string">
              <text:p text:style-name="P6"><text:span text:style-name="Source_20_Text">192.168.1.10</text:span></text:p>
            </table:table-cell>
            <table:table-cell table:style-name="Table4.A1" office:value-type="string">
              <text:p text:style-name="P6">Host used as Ansible Tower server</text:p>
            </table:table-cell>
          </table:table-row>
          <table:table-row>
            <table:table-cell table:style-name="Table4.A1" office:value-type="string">
              <text:p text:style-name="P6"><text:span text:style-name="Source_20_Text">servera.lab.example.com</text:span></text:p>
            </table:table-cell>
            <table:table-cell table:style-name="Table4.A1" office:value-type="string">
              <text:p text:style-name="P6"><text:span text:style-name="Source_20_Text">192.168.1.21</text:span></text:p>
            </table:table-cell>
            <table:table-cell table:style-name="Table4.A1" office:value-type="string">
              <text:p text:style-name="P6">Host managed with Ansible</text:p>
            </table:table-cell>
          </table:table-row>
          <table:table-row>
            <table:table-cell table:style-name="Table4.A1" office:value-type="string">
              <text:p text:style-name="P6"><text:span text:style-name="Source_20_Text">serverb.lab.example.com</text:span></text:p>
            </table:table-cell>
            <table:table-cell table:style-name="Table4.A1" office:value-type="string">
              <text:p text:style-name="P6"><text:span text:style-name="Source_20_Text">192.168.1.22</text:span></text:p>
            </table:table-cell>
            <table:table-cell table:style-name="Table4.A1" office:value-type="string">
              <text:p text:style-name="P6">Host managed with Ansible</text:p>
            </table:table-cell>
          </table:table-row>
        </table:table>
        <text:h text:style-name="Heading_20_2" text:outline-level="2"><text:bookmark text:name="_access_lab_environment"/>2. Access Lab Environment</text:h>
        <text:h text:style-name="Heading_20_3" text:outline-level="3"><text:bookmark text:name="_set_up_ssh"/>2.1. Set Up SSH</text:h>
        <text:p text:style-name="Text_20_body">To access your <text:span text:style-name="Source_20_Text">workstation</text:span> system via SSH, use your personal OPENTLC SSO username and public SSH key.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5"/>
            </table:table-cell>
            <table:table-cell table:style-name="Table5.A1" office:value-type="string">
              <text:p text:style-name="Table_20_Contents">Unless otherwise noted, you cannot use SSH to connect directly as <text:span text:style-name="Source_20_Text">root</text:span>.</text:p>
            </table:table-cell>
          </table:table-row>
        </table:table>
        <text:p text:style-name="Text_20_body">If you have not already done so, you must provide a public SSH key.</text:p>
        <text:list xml:id="list4443542288351593807" text:style-name="L2">
          <text:list-item>
            <text:p text:style-name="P2">Go to <text:a xlink:type="simple" xlink:href="https://www.opentlc.com/update" office:target-frame-name="_blank" xlink:show="new" text:style-name="Internet_20_link" text:visited-style-name="Visited_20_Internet_20_Link">https://www.opentlc.com/update</text:a> and log in.</text:p>
          </text:list-item>
          <text:list-item>
            <text:p text:style-name="P2">Paste your public key in the appropriate field.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5"/>
            </table:table-cell>
            <table:table-cell table:style-name="Table6.A1" office:value-type="string">
              <text:p text:style-name="Table_20_Contents">For more information on generating an SSH key, see: <text:a xlink:type="simple" xlink:href="https://www.opentlc.com/ssh.html" office:target-frame-name="_blank" xlink:show="new" text:style-name="Internet_20_link" text:visited-style-name="Visited_20_Internet_20_Link">Setting Up an SSH Key Pair</text:a>.</text:p>
            </table:table-cell>
          </table:table-row>
        </table:table>
        <text:h text:style-name="Heading_20_3" text:outline-level="3"><text:bookmark text:name="_access_environment_with_ssh"/>2.2. Access Environment With SSH</text:h>
        <text:list xml:id="list2392126315255770812" text:style-name="L3">
          <text:list-item>
            <text:p text:style-name="P3">Use SSH to remotely connect to the lab workstation. Use your private SSH key and your OPENTLC SSO username:</text:p>
            <text:p text:style-name="P8"><text:span text:style-name="Source_20_Text"># ssh -i path-to-your-ssh-key your-sso-login@workstation-GUID.rhpds.opentlc.com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5"/>
            </table:table-cell>
            <table:table-cell table:style-name="Table7.A1" office:value-type="string">
              <text:p text:style-name="Table_20_Contents">When entering commands, replace <text:span text:style-name="Source_20_Text">GUID</text:span> with your personal GUID, which is provided at the top of the lab provisioning email you received from Red Hat.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5"/>
            </table:table-cell>
            <table:table-cell table:style-name="Table8.A1" office:value-type="string">
              <text:p text:style-name="Table_20_Contents">To avoid problems, <text:span text:style-name="Emphasis">always</text:span> use the <text:span text:style-name="Strong_20_Emphasis">FQDN hostname</text:span> and <text:span text:style-name="Emphasis">not</text:span> the IP or Ravello DNS entry when using SSH to connect to your OPENTLC lab hosts.</text:p>
            </table:table-cell>
          </table:table-row>
        </table:table>
        <text:h text:style-name="Heading_20_3" text:outline-level="3"><text:bookmark text:name="_use_kerberos_authentication_instead_of_ssh_keys_advanced"/>2.3. Use Kerberos Authentication Instead of SSH Keys (Advanced)</text:h>
        <text:p text:style-name="Text_20_body">If you have problems using SSH keys, use Kerberos authentication instead. To do this you must be running on a UNIX/Linux or macOS host.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"/>
            </table:table-cell>
            <table:table-cell table:style-name="Table9.A1" office:value-type="string">
              <text:p text:style-name="Table_20_Contents">Windows hosts can support Kerberos, but it is beyond the scope of this class to provide instructions for implementing it.</text:p>
            </table:table-cell>
          </table:table-row>
        </table:table>
        <text:list xml:id="list840211768426956786" text:style-name="L4">
          <text:list-item>
            <text:p text:style-name="P4">Make sure you have the following settings in <text:span text:style-name="Source_20_Text">/etc/krb5.conf</text:span> on your host (not in the lab environment):</text:p>
            <text:p text:style-name="P7"><text:span text:style-name="Source_20_Text">dns_lookup_realm = true</text:span></text:p>
            <text:p text:style-name="P9"><text:soft-page-break/><text:span text:style-name="Source_20_Text">dns_lookup_kdc = true</text:span></text:p>
          </text:list-item>
          <text:list-item>
            <text:p text:style-name="P4">Use the following command to obtain a Kerberos ticket:</text:p>
            <text:p text:style-name="P7"><text:span text:style-name="Source_20_Text">$ kinit your-sso-login@OPENTLC.COM</text:span></text:p>
            <text:p text:style-name="P9"><text:span text:style-name="Source_20_Text">&lt;enter your OPENTLC SSO password&gt;</text:span></text:p>
          </text:list-item>
        </text:list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5"/>
            </table:table-cell>
            <table:table-cell table:style-name="Table10.A1" office:value-type="string">
              <text:p text:style-name="Table_20_Contents">Capitalize all letters of OPENTLC.COM, as shown.</text:p>
            </table:table-cell>
          </table:table-row>
        </table:table>
        <text:list xml:id="list151342973540374" text:continue-numbering="true" text:style-name="L4">
          <text:list-item>
            <text:p text:style-name="P4">Use SSH to remotely connect to your host without specifying the <text:span text:style-name="Source_20_Text">-i</text:span> flag:</text:p>
            <text:p text:style-name="P9"><text:span text:style-name="Source_20_Text"># ssh your-sso-login@workstation-GUID.rhpds.opentlc.com</text:span></text:p>
          </text:list-item>
        </text:list>
      </text:section>
      <text:section text:style-name="Sect1" text:name="footer">
        <text:p text:style-name="Standard"/>
        <text:section text:style-name="Sect1" text:name="footer-text">
          <text:p text:style-name="Standard"><text:line-break/>Build Version: 1.6R : Last updated 2017-10-02 17:00:03 EDT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13:23.252468207</meta:creation-date>
    <dc:date>2017-10-13T15:13:40.447069301</dc:date>
    <meta:editing-duration>PT18S</meta:editing-duration>
    <meta:editing-cycles>1</meta:editing-cycles>
    <meta:document-statistic meta:table-count="10" meta:image-count="0" meta:object-count="0" meta:page-count="3" meta:paragraph-count="67" meta:word-count="577" meta:character-count="3535" meta:non-whitespace-character-count="3037"/>
    <meta:generator>LibreOffice/5.1.6.2$Linux_X86_64 LibreOffice_project/10m0$Build-2</meta:generator>
  </office:meta>
</office:document-meta>
</file>